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title">
      <style:graphic-properties draw:fill-color="#ffffff" draw:auto-grow-height="true" fo:min-height="3.506cm"/>
    </style:style>
    <style:style style:name="pr2" style:family="presentation" style:parent-style-name="Blue-outline1">
      <style:graphic-properties draw:fill-color="#ffffff" draw:auto-grow-height="true" fo:min-height="13.859cm"/>
    </style:style>
    <style:style style:name="pr3" style:family="presentation" style:parent-style-name="Blue-notes">
      <style:graphic-properties draw:fill-color="#ffffff" draw:auto-grow-height="true" fo:min-height="13.364cm"/>
    </style:style>
    <style:style style:name="pr4" style:family="presentation" style:parent-style-name="Blue-title">
      <style:graphic-properties fo:min-height="3.506cm"/>
    </style:style>
    <style:style style:name="pr5" style:family="presentation" style:parent-style-name="Blue-outline1">
      <style:graphic-properties fo:min-height="13.859cm"/>
    </style:style>
    <style:style style:name="pr6" style:family="presentation" style:parent-style-name="Blue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tcpdump</text:p>
          </draw:text-box>
        </draw:frame>
        <draw:frame presentation:style-name="pr2" draw:text-style-name="P2" draw:layer="layout" svg:width="25.199cm" svg:height="13.859cm" svg:x="1.4cm" svg:y="4.914cm" presentation:class="outline">
          <draw:text-box>
            <text:list text:style-name="L2">
              <text:list-item>
                <text:p text:style-name="P2">Tcpdump is perhaps one of the most powerful and versitile network monitoring tools available on a *nix system</text:p>
              </text:list-item>
              <text:list-item>
                <text:p text:style-name="P2">Allows you to monitor traffic on specific interfaces</text:p>
              </text:list-item>
              <text:list-item>
                <text:p text:style-name="P2">Allows for the capturing and decryption of packets sent across that interf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ample Usag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ample usage of tcpdump:<text:line-break/><text:span text:style-name="T1">tcpdump: verbose output suppressed, use -v or -vv for full protocol decode</text:span></text:p>
                <text:p><text:span text:style-name="T1">listening on eth0, link-type EN10MB (Ethernet), capture size 96 bytes</text:span></text:p>
                <text:p><text:span text:style-name="T1"/></text:p>
                <text:p><text:span text:style-name="T1">21:57:29.004426 IP 192.168.1.2.1034 &gt; valve-68-142-64-164.phx3.llnw.net.27014: UDP, length 53</text:span></text:p>
                <text:p><text:span text:style-name="T1">21:57:31.228013 arp who-has 192.168.1.2 tell 192.168.1.1</text:span></text:p>
                <text:p><text:span text:style-name="T1">21:57:31.228020 arp reply 192.168.1.2 is-at 00:04:75:22:22:22 (oui Unknown)</text:span></text:p>
                <text:p><text:span text:style-name="T1">21:57:38.035382 IP 192.168.1.2.1034 &gt; valve-68-142-64-164.phx3.llnw.net.27014: UDP, length 53</text:span></text:p>
                <text:p><text:span text:style-name="T1">21:57:38.613206 IP valve-68-142-64-164.phx3.llnw.net.27014 &gt; 192.168.1.2.1034: UDP, length 36 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ample Usage</text:p>
          </draw:text-box>
        </draw:frame>
        <draw:frame presentation:style-name="pr5" draw:layer="layout" svg:width="25.199cm" svg:height="14.065cm" svg:x="1.4cm" svg:y="4.914cm" presentation:class="outline" presentation:user-transformed="true">
          <draw:text-box>
            <text:list text:style-name="L2">
              <text:list-item>
                <text:p>Tcpdump -v<text:line-break/><text:span text:style-name="T1">tcpdump: listening on eth0, link-type EN10MB (Ethernet), capture size 96 bytes</text:span></text:p>
                <text:p><text:span text:style-name="T1"/></text:p>
                <text:p><text:span text:style-name="T1">22:00:11.625995 IP (tos 0x0, ttl 128, id 30917, offset 0, flags [none], proto: UDP (17), length: 81) 192.168.1.2.1034 &gt; valve-68-142-64-164.phx3.llnw.net.27014: UDP, length 53</text:span></text:p>
                <text:p><text:span text:style-name="T1">22:00:20.691903 IP (tos 0x0, ttl 128, id 31026, offset 0, flags [none], proto: UDP (17), length: 81) 192.168.1.2.1034 &gt; valve-68-142-64-164.phx3.llnw.net.27014: UDP, length 53</text:span></text:p>
                <text:p><text:span text:style-name="T1">22:00:21.230970 IP (tos 0x0, ttl 114, id 4373, offset 0, flags [none], proto: UDP (17), length: 64) valve-68-142-64-164.phx3.llnw.net.27014 &gt; 192.168.1.2.1034: UDP, length 36</text:span></text:p>
                <text:p><text:span text:style-name="T1">22:00:26.201715 arp who-has 192.168.1.2 tell 192.168.1.1</text:span></text:p>
                <text:p><text:span text:style-name="T1">22:00:26.201726 arp reply 192.168.1.2 is-at 00:04:11:11:11:11</text:span> <text:span text:style-name="T1">(oui Unknow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ample Usag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cpdump -D<text:line-break/>1.eth0</text:p>
                <text:p>2.any (Pseudo-device that captures on all interfaces)</text:p>
                <text:p>3.lo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ample Usage</text:p>
          </draw:text-box>
        </draw:frame>
        <draw:frame presentation:style-name="pr5" draw:layer="layout" svg:width="25.199cm" svg:height="14.799cm" svg:x="1.4cm" svg:y="4.914cm" presentation:class="outline" presentation:user-transformed="true">
          <draw:text-box>
            <text:list text:style-name="L2">
              <text:list-item>
                <text:p>Tcpdump -n<text:line-break/><text:span text:style-name="T1">tcpdump: verbose output suppressed, use -v or -vv for full protocol decode</text:span></text:p>
                <text:p><text:span text:style-name="T1">listening on eth0, link-type EN10MB (Ethernet), capture size 96 bytes</text:span></text:p>
                <text:p><text:span text:style-name="T1"/></text:p>
                <text:p><text:span text:style-name="T1">22:02:36.111595 IP 192.168.1.2.1034 &gt; 68.142.64.164.27014: UDP, length 53</text:span></text:p>
                <text:p><text:span text:style-name="T1">22:02:36.669853 IP 68.142.64.164.27014 &gt; 192.168.1.2.1034: UDP, length 36</text:span></text:p>
                <text:p><text:span text:style-name="T1">22:02:41.702977 arp who-has 192.168.1.2 tell 192.168.1.1</text:span></text:p>
                <text:p><text:span text:style-name="T1">22:02:41.702984 arp reply 192.168.1.2 is-at 00:04:11:11:11:11</text:span></text:p>
                <text:p><text:span text:style-name="T1">22:02:45.106515 IP 192.168.1.2.1034 &gt; 68.142.64.164.27014: UDP, length 53</text:span></text:p>
                <text:p><text:span text:style-name="T1">22:02:50.392139 IP 192.168.1.2.138 &gt; 192.168.1.255.138: NBT UDP PACKET(138)</text:span></text:p>
                <text:p><text:span text:style-name="T1">22:02:54.139658 IP 192.168.1.2.1034 &gt; 68.142.64.164.27014: UDP, length 53</text:span></text:p>
                <text:p><text:span text:style-name="T1">22:02:57.866958 IP 125.175.131.58.3608 &gt; 192.168.1.2.9501: S 3275472679:3275472679(0) win 65535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ample Usage</text:p>
          </draw:text-box>
        </draw:frame>
        <draw:frame presentation:style-name="pr5" draw:layer="layout" svg:width="25.199cm" svg:height="15.721cm" svg:x="1.4cm" svg:y="4.914cm" presentation:class="outline" presentation:user-transformed="true">
          <draw:text-box>
            <text:list text:style-name="L2">
              <text:list-item>
                <text:p>Tcpdump -q<text:line-break/><text:span text:style-name="T1">tcpdump: verbose output suppressed, use -v or -vv for full protocol decode</text:span></text:p>
                <text:p><text:span text:style-name="T1">listening on eth0, link-type EN10MB (Ethernet), capture size 96 bytes</text:span></text:p>
                <text:p><text:span text:style-name="T1">22:03:55.594839 IP a213-22-130-46.cpe.netcabo.pt.3546 &gt; 192.168.1.2.9501: tcp 0</text:span></text:p>
                <text:p><text:span text:style-name="T1">22:03:55.698827 IP 192.168.1.2.9501 &gt; a213-22-130-46.cpe.netcabo.pt.3546: tcp 0</text:span></text:p>
                <text:p><text:span text:style-name="T1">22:03:56.068088 IP a213-22-130-46.cpe.netcabo.pt.3546 &gt; 192.168.1.2.9501: tcp 0</text:span></text:p>
                <text:p><text:span text:style-name="T1">22:03:56.068096 IP 192.168.1.2.9501 &gt; a213-22-130-46.cpe.netcabo.pt.3546: tcp 0</text:span></text:p>
                <text:p><text:span text:style-name="T1">22:03:57.362863 IP 192.168.1.2.1034 &gt; valve-68-142-64-164.phx3.llnw.net.27014: UDP, length 53</text:span></text:p>
                <text:p><text:span text:style-name="T1">22:03:57.964397 IP valve-68-142-64-164.phx3.llnw.net.27014 &gt; 192.168.1.2.1034: UDP, length 36</text:span></text:p>
                <text:p><text:span text:style-name="T1">22:04:06.406521 IP 192.168.1.2.1034 &gt; valve-68-142-64-164.phx3.llnw.net.27014: UDP, length 53</text:span></text:p>
                <text:p><text:span text:style-name="T1">22:04:15.393757 IP 192.168.1.2.1034 &gt; valve-68-142-64-164.phx3.llnw.net.27014: UDP, length 53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redi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ll sample output taken from <text:line-break/>http://openmaniak.com/tcpdump.php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301</meta:generator>
    <meta:creation-date>2011-10-05T11:39:27</meta:creation-date>
    <dc:language>fi-FI</dc:language>
    <meta:editing-cycles>8</meta:editing-cycles>
    <meta:editing-duration>PT17M27S</meta:editing-duration>
    <meta:initial-creator>Matthew Morrissey</meta:initial-creator>
    <dc:date>2011-10-05T11:57:38</dc:date>
    <dc:creator>Matthew Morrissey</dc:creator>
    <meta:document-statistic meta:object-count="5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./../usr/lib/libreoffice/basis3.3/share/template/en-US/presnt/Blue.otp"/>
  </office:meta>
</office:document-meta>
</file>